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3-06" calcext:value-type="date">
            <text:p>06.03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table:number-columns-repeated="1003"/>
        </table:table-row>
        <table:table-row table:style-name="ro1" table:number-rows-repeated="6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 style:data-style-name="N2" text:time-value="10:33:06.8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8</meta:editing-cycles>
    <meta:editing-duration>PT4H40M49S</meta:editing-duration>
    <dc:title>Saison Ekkart</dc:title>
    <dc:date>2018-03-08T10:33:53.190000000</dc:date>
    <meta:generator>LibreOffice/5.4.2.2$Windows_X86_64 LibreOffice_project/22b09f6418e8c2d508a9eaf86b2399209b0990f4</meta:generator>
    <dc:creator>Ekkart Kleinod</dc:creator>
    <meta:document-statistic meta:table-count="3" meta:cell-count="19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5">
                <text:p>4316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